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B3]+[.C3]" office:value-type="float" office:value="1.2" calcext:value-type="float">
            <text:p>1.2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1.2" calcext:value-type="string">
            <text:p>1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B4]+[.C4]" office:value-type="float" office:value="1.5" calcext:value-type="float">
            <text:p>1.5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1.5" calcext:value-type="string">
            <text:p>1.5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B5]+[.C5]" office:value-type="float" office:value="1.8" calcext:value-type="float">
            <text:p>1.8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1.8" calcext:value-type="string">
            <text:p>1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B6]+[.C6]" office:value-type="float" office:value="2.2" calcext:value-type="float">
            <text:p>2.2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2.2" calcext:value-type="string">
            <text:p>2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B7]+[.C7]" office:value-type="float" office:value="2.7" calcext:value-type="float">
            <text:p>2.7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2.7" calcext:value-type="string">
            <text:p>2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B8]+[.C8]" office:value-type="float" office:value="3.3" calcext:value-type="float">
            <text:p>3.3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3.3" calcext:value-type="string">
            <text:p>3.3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B9]+[.C9]" office:value-type="float" office:value="3.9" calcext:value-type="float">
            <text:p>3.9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3.9" calcext:value-type="string">
            <text:p>3.9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B10]+[.C10]" office:value-type="float" office:value="4.7" calcext:value-type="float">
            <text:p>4.7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4.7" calcext:value-type="string">
            <text:p>4.7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B11]+[.C11]" office:value-type="float" office:value="5.6" calcext:value-type="float">
            <text:p>5.6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5.6" calcext:value-type="string">
            <text:p>5.6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[.B12]+[.C12]" office:value-type="float" office:value="6.8" calcext:value-type="float">
            <text:p>6.8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6.8" calcext:value-type="string">
            <text:p>6.8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.2" calcext:value-type="float">
            <text:p>8.2</text:p>
          </table:table-cell>
          <table:table-cell/>
          <table:table-cell table:formula="of:=[.B13]+[.C13]" office:value-type="float" office:value="8.2" calcext:value-type="float">
            <text:p>8.2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8.2" calcext:value-type="string">
            <text:p>8.2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4]+[.C14]" office:value-type="float" office:value="10" calcext:value-type="float">
            <text:p>1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10.0" calcext:value-type="string">
            <text:p>1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5]+[.C15]" office:value-type="float" office:value="12" calcext:value-type="float">
            <text:p>12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12.0" calcext:value-type="string">
            <text:p>1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6]+[.C16]" office:value-type="float" office:value="15" calcext:value-type="float">
            <text:p>15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15.0" calcext:value-type="string">
            <text:p>15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7]+[.C17]" office:value-type="float" office:value="18" calcext:value-type="float">
            <text:p>18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18.0" calcext:value-type="string">
            <text:p>1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18]+[.C18]" office:value-type="float" office:value="22" calcext:value-type="float">
            <text:p>22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22.0" calcext:value-type="string">
            <text:p>2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19]+[.C19]" office:value-type="float" office:value="27" calcext:value-type="float">
            <text:p>27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27.0" calcext:value-type="string">
            <text:p>2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20]+[.C20]" office:value-type="float" office:value="33" calcext:value-type="float">
            <text:p>33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33.0" calcext:value-type="string">
            <text:p>33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21]+[.C21]" office:value-type="float" office:value="39" calcext:value-type="float">
            <text:p>39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39.0" calcext:value-type="string">
            <text:p>39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22]+[.C22]" office:value-type="float" office:value="47" calcext:value-type="float">
            <text:p>47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47.0" calcext:value-type="string">
            <text:p>47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23]+[.C23]" office:value-type="float" office:value="56" calcext:value-type="float">
            <text:p>56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56.0" calcext:value-type="string">
            <text:p>56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24]+[.C24]" office:value-type="float" office:value="68" calcext:value-type="float">
            <text:p>68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68.0" calcext:value-type="string">
            <text:p>68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25]+[.C25]" office:value-type="float" office:value="82" calcext:value-type="float">
            <text:p>82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82.0" calcext:value-type="string">
            <text:p>8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6]+[.C26]" office:value-type="float" office:value="100" calcext:value-type="float">
            <text:p>100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100.0" calcext:value-type="string">
            <text:p>10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27]+[.C27]" office:value-type="float" office:value="120" calcext:value-type="float">
            <text:p>120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120.0" calcext:value-type="string">
            <text:p>1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28]+[.C28]" office:value-type="float" office:value="150" calcext:value-type="float">
            <text:p>15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150.0" calcext:value-type="string">
            <text:p>15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29]+[.C29]" office:value-type="float" office:value="180" calcext:value-type="float">
            <text:p>180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180.0" calcext:value-type="string">
            <text:p>1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B30]+[.C30]" office:value-type="float" office:value="220" calcext:value-type="float">
            <text:p>220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220.0" calcext:value-type="string">
            <text:p>2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B31]+[.C31]" office:value-type="float" office:value="270" calcext:value-type="float">
            <text:p>270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270.0" calcext:value-type="string">
            <text:p>2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B32]+[.C32]" office:value-type="float" office:value="330" calcext:value-type="float">
            <text:p>330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330.0" calcext:value-type="string">
            <text:p>33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B33]+[.C33]" office:value-type="float" office:value="390" calcext:value-type="float">
            <text:p>390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390.0" calcext:value-type="string">
            <text:p>39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B34]+[.C34]" office:value-type="float" office:value="470" calcext:value-type="float">
            <text:p>470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470.0" calcext:value-type="string">
            <text:p>47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35]+[.C35]" office:value-type="float" office:value="560" calcext:value-type="float">
            <text:p>560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560.0" calcext:value-type="string">
            <text:p>56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36]+[.C36]" office:value-type="float" office:value="680" calcext:value-type="float">
            <text:p>680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680.0" calcext:value-type="string">
            <text:p>68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B37]+[.C37]" office:value-type="float" office:value="820" calcext:value-type="float">
            <text:p>82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820.0" calcext:value-type="string">
            <text:p>82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B38]+[.C38]" office:value-type="float" office:value="5000" calcext:value-type="float">
            <text:p>5000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5.0 k" calcext:value-type="string">
            <text:p>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B39]+[.C39]" office:value-type="float" office:value="1200" calcext:value-type="float">
            <text:p>120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1.2 k" calcext:value-type="string">
            <text:p>1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B40]+[.C40]" office:value-type="float" office:value="1500" calcext:value-type="float">
            <text:p>150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1.5 k" calcext:value-type="string">
            <text:p>1.5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B41]+[.C41]" office:value-type="float" office:value="1800" calcext:value-type="float">
            <text:p>180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1.8 k" calcext:value-type="string">
            <text:p>1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[.B42]+[.C42]" office:value-type="float" office:value="2200" calcext:value-type="float">
            <text:p>220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2.2 k" calcext:value-type="string">
            <text:p>2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B43]+[.C43]" office:value-type="float" office:value="2700" calcext:value-type="float">
            <text:p>270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2.7 k" calcext:value-type="string">
            <text:p>2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" calcext:value-type="float">
            <text:p>3300</text:p>
          </table:table-cell>
          <table:table-cell/>
          <table:table-cell table:formula="of:=[.B44]+[.C44]" office:value-type="float" office:value="3300" calcext:value-type="float">
            <text:p>330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3.3 k" calcext:value-type="string">
            <text:p>3.3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" calcext:value-type="float">
            <text:p>3900</text:p>
          </table:table-cell>
          <table:table-cell/>
          <table:table-cell table:formula="of:=[.B45]+[.C45]" office:value-type="float" office:value="3900" calcext:value-type="float">
            <text:p>390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3.9 k" calcext:value-type="string">
            <text:p>3.9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" calcext:value-type="float">
            <text:p>4700</text:p>
          </table:table-cell>
          <table:table-cell/>
          <table:table-cell table:formula="of:=[.B46]+[.C46]" office:value-type="float" office:value="4700" calcext:value-type="float">
            <text:p>470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4.7 k" calcext:value-type="string">
            <text:p>4.7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B47]+[.C47]" office:value-type="float" office:value="5600" calcext:value-type="float">
            <text:p>560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5.6 k" calcext:value-type="string">
            <text:p>5.6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" calcext:value-type="float">
            <text:p>6800</text:p>
          </table:table-cell>
          <table:table-cell/>
          <table:table-cell table:formula="of:=[.B48]+[.C48]" office:value-type="float" office:value="6800" calcext:value-type="float">
            <text:p>680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6.8 k" calcext:value-type="string">
            <text:p>6.8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" calcext:value-type="float">
            <text:p>8200</text:p>
          </table:table-cell>
          <table:table-cell/>
          <table:table-cell table:formula="of:=[.B49]+[.C49]" office:value-type="float" office:value="8200" calcext:value-type="float">
            <text:p>820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8.2 k" calcext:value-type="string">
            <text:p>8.2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B50]+[.C50]" office:value-type="float" office:value="10000" calcext:value-type="float">
            <text:p>10000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10.0 k" calcext:value-type="string">
            <text:p>10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[.B51]+[.C51]" office:value-type="float" office:value="12000" calcext:value-type="float">
            <text:p>12000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12.0 k" calcext:value-type="string">
            <text:p>1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B52]+[.C52]" office:value-type="float" office:value="15000" calcext:value-type="float">
            <text:p>15000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15.0 k" calcext:value-type="string">
            <text:p>15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8000" calcext:value-type="float">
            <text:p>18000</text:p>
          </table:table-cell>
          <table:table-cell/>
          <table:table-cell table:formula="of:=[.B53]+[.C53]" office:value-type="float" office:value="18000" calcext:value-type="float">
            <text:p>18000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18.0 k" calcext:value-type="string">
            <text:p>1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[.B54]+[.C54]" office:value-type="float" office:value="22000" calcext:value-type="float">
            <text:p>22000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22.0 k" calcext:value-type="string">
            <text:p>2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7000" calcext:value-type="float">
            <text:p>27000</text:p>
          </table:table-cell>
          <table:table-cell/>
          <table:table-cell table:formula="of:=[.B55]+[.C55]" office:value-type="float" office:value="27000" calcext:value-type="float">
            <text:p>27000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27.0 k" calcext:value-type="string">
            <text:p>2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3000" calcext:value-type="float">
            <text:p>33000</text:p>
          </table:table-cell>
          <table:table-cell/>
          <table:table-cell table:formula="of:=[.B56]+[.C56]" office:value-type="float" office:value="33000" calcext:value-type="float">
            <text:p>33000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33.0 k" calcext:value-type="string">
            <text:p>33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39000" calcext:value-type="float">
            <text:p>39000</text:p>
          </table:table-cell>
          <table:table-cell/>
          <table:table-cell table:formula="of:=[.B57]+[.C57]" office:value-type="float" office:value="39000" calcext:value-type="float">
            <text:p>39000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39.0 k" calcext:value-type="string">
            <text:p>39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47000" calcext:value-type="float">
            <text:p>47000</text:p>
          </table:table-cell>
          <table:table-cell/>
          <table:table-cell table:formula="of:=[.B58]+[.C58]" office:value-type="float" office:value="47000" calcext:value-type="float">
            <text:p>47000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47.0 k" calcext:value-type="string">
            <text:p>47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56000" calcext:value-type="float">
            <text:p>56000</text:p>
          </table:table-cell>
          <table:table-cell/>
          <table:table-cell table:formula="of:=[.B59]+[.C59]" office:value-type="float" office:value="56000" calcext:value-type="float">
            <text:p>56000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56.0 k" calcext:value-type="string">
            <text:p>56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68000" calcext:value-type="float">
            <text:p>68000</text:p>
          </table:table-cell>
          <table:table-cell/>
          <table:table-cell table:formula="of:=[.B60]+[.C60]" office:value-type="float" office:value="68000" calcext:value-type="float">
            <text:p>6800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68.0 k" calcext:value-type="string">
            <text:p>68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82000" calcext:value-type="float">
            <text:p>82000</text:p>
          </table:table-cell>
          <table:table-cell/>
          <table:table-cell table:formula="of:=[.B61]+[.C61]" office:value-type="float" office:value="82000" calcext:value-type="float">
            <text:p>8200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82.0 k" calcext:value-type="string">
            <text:p>82.0 k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2"/>
          <table:table-cell table:number-columns-repeated="3"/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 table:number-columns-repeated="4"/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2"/>
          <table:table-cell table:number-columns-repeated="3"/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5:00:42.320621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8:53:12</meta:creation-date>
    <dc:language>en-US</dc:language>
    <dc:date>2026-01-24T15:13:29.333765566</dc:date>
    <meta:editing-cycles>24</meta:editing-cycles>
    <meta:editing-duration>P2DT12H17M2S</meta:editing-duration>
    <meta:generator>LibreOffice/24.2.7.2$Linux_X86_64 LibreOffice_project/420$Build-2</meta:generator>
    <meta:document-statistic meta:table-count="1" meta:cell-count="725" meta:object-count="0"/>
    <meta:user-defined meta:name="AppVersion">15.0000</meta:user-defined>
  </office:meta>
</office:document-meta>
</file>